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6.316cm"/>
    </style:style>
    <style:style style:name="co3" style:family="table-column">
      <style:table-column-properties fo:break-before="auto" style:column-width="8.523cm"/>
    </style:style>
    <style:style style:name="co4" style:family="table-column">
      <style:table-column-properties fo:break-before="auto" style:column-width="8.114cm"/>
    </style:style>
    <style:style style:name="co5" style:family="table-column">
      <style:table-column-properties fo:break-before="auto" style:column-width="2.776cm"/>
    </style:style>
    <style:style style:name="co7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88cm"/>
    </style:style>
    <style:style style:name="co10" style:family="table-column">
      <style:table-column-properties fo:break-before="auto" style:column-width="6.209cm"/>
    </style:style>
    <style:style style:name="co11" style:family="table-column">
      <style:table-column-properties fo:break-before="auto" style:column-width="1.933cm"/>
    </style:style>
    <style:style style:name="co12" style:family="table-column">
      <style:table-column-properties fo:break-before="auto" style:column-width="0.572cm"/>
    </style:style>
    <style:style style:name="co13" style:family="table-column">
      <style:table-column-properties fo:break-before="auto" style:column-width="0.489cm"/>
    </style:style>
    <style:style style:name="co14" style:family="table-column">
      <style:table-column-properties fo:break-before="auto" style:column-width="0.543cm"/>
    </style:style>
    <style:style style:name="co15" style:family="table-column">
      <style:table-column-properties fo:break-before="auto" style:column-width="0.517cm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000000"/>
      <style:text-properties fo:color="#ffffff"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808080"/>
      <style:text-properties fo:color="#ffffff" style:text-position="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ackground-color="#008000"/>
      <style:text-properties fo:color="#ffffff" style:text-position=""/>
    </style:style>
    <style:style style:name="ce6" style:family="table-cell" style:parent-style-name="Default" style:data-style-name="N107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7" style:family="table-cell" style:parent-style-name="Default">
      <style:table-cell-properties fo:background-color="#000000"/>
      <style:text-properties fo:color="#ffffff" style:text-position="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107">
      <style:table-cell-properties fo:background-color="#198a8a"/>
      <style:text-properties fo:color="#ffffff"/>
    </style:style>
    <style:style style:name="ce14" style:family="table-cell" style:parent-style-name="Default" style:data-style-name="N107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/>
    </style:style>
    <style:style style:name="ce16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7" style:family="table-cell" style:parent-style-name="Default" style:data-style-name="N107">
      <style:table-cell-properties fo:background-color="#ffff99"/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whole-number() and cell-content()=1.2" table:allow-empty-cell="true" table:base-cell-address="Tabelle2.E2"/>
      </table:content-validations>
      <table:table table:name="Tabelle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2">
          <table:table-cell table:style-name="ce1" office:value-type="string">
            <text:p>Bestellungen Runde 1</text:p>
          </table:table-cell>
          <table:table-cell table:style-name="ce1" table:number-columns-repeated="5"/>
          <table:table-cell table:style-name="ce7"/>
        </table:table-row>
        <table:table-row table:style-name="ro2">
          <table:table-cell table:style-name="ce1" office:value-type="string">
            <text:p>Leute denen ich geschrieben habe: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wer zahlt bis fertig?</text:p>
          </table:table-cell>
          <table:table-cell table:style-name="ce1" office:value-type="string">
            <text:p>Woher?</text:p>
          </table:table-cell>
          <table:table-cell table:style-name="ce1" office:value-type="string">
            <text:p>Gehäusefarbe</text:p>
          </table:table-cell>
          <table:table-cell table:style-name="ce1" office:value-type="string">
            <text:p>Android?</text:p>
          </table:table-cell>
          <table:table-cell table:style-name="ce7"/>
        </table:table-row>
        <table:table-row table:style-name="ro2">
          <table:table-cell office:value-type="string">
            <text:p>Patrick</text:p>
          </table:table-cell>
          <table:table-cell table:style-name="ce5" office:value-type="string">
            <text:p>voll dabei</text:p>
          </table:table-cell>
          <table:table-cell office:value-type="string">
            <text:p>Kolja aber falls es eng wird selbst</text:p>
          </table:table-cell>
          <table:table-cell office:value-type="string">
            <text:p>Essen (200km)</text:p>
          </table:table-cell>
          <table:table-cell office:value-type="string">
            <text:p>schwarz</text:p>
          </table:table-cell>
          <table:table-cell table:number-columns-repeated="2"/>
        </table:table-row>
        <table:table-row table:style-name="ro4">
          <table:table-cell table:style-name="ce2" office:value-type="string">
            <text:p>Jörn</text:p>
          </table:table-cell>
          <table:table-cell table:style-name="ce2" office:value-type="string">
            <text:p>geht studieren</text:p>
          </table:table-cell>
          <table:table-cell table:style-name="ce2" office:value-type="string">
            <text:p>Kolja aber falls es eng wird selbst</text:p>
          </table:table-cell>
          <table:table-cell table:style-name="ce2" office:value-type="string">
            <text:p>Stuttgart (viel)</text:p>
          </table:table-cell>
          <table:table-cell table:style-name="ce2" office:value-type="string">
            <text:p>?</text:p>
          </table:table-cell>
          <table:table-cell table:style-name="ce2"/>
          <table:table-cell/>
        </table:table-row>
        <table:table-row table:style-name="ro2">
          <table:table-cell office:value-type="string">
            <text:p>Andrej</text:p>
          </table:table-cell>
          <table:table-cell table:style-name="ce5" office:value-type="string">
            <text:p>ohne Gehäuse dabei</text:p>
          </table:table-cell>
          <table:table-cell office:value-type="string">
            <text:p>Komponenten selbst, vielleicht GPS mit bestellen</text:p>
          </table:table-cell>
          <table:table-cell office:value-type="string">
            <text:p>Herfort (100km)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2">
          <table:table-cell office:value-type="string">
            <text:p>Phil</text:p>
          </table:table-cell>
          <table:table-cell table:style-name="ce5" office:value-type="string">
            <text:p>voll dabei</text:p>
          </table:table-cell>
          <table:table-cell office:value-type="string">
            <text:p>Kolja komplett :D Gehäuse abzahlen</text:p>
          </table:table-cell>
          <table:table-cell office:value-type="string">
            <text:p>? <text:s text:c="2"/>BadenBaden</text:p>
          </table:table-cell>
          <table:table-cell office:value-type="string">
            <text:p>schwarz</text:p>
          </table:table-cell>
          <table:table-cell table:number-columns-repeated="2"/>
        </table:table-row>
        <table:table-row table:style-name="ro2">
          <table:table-cell office:value-type="string">
            <text:p>ICH .. ach ja</text:p>
          </table:table-cell>
          <table:table-cell table:style-name="ce5" office:value-type="string">
            <text:p>aber sowas von</text:p>
          </table:table-cell>
          <table:table-cell office:value-type="string">
            <text:p>Kolja …</text:p>
          </table:table-cell>
          <table:table-cell office:value-type="string">
            <text:p>ja...</text:p>
          </table:table-cell>
          <table:table-cell office:value-type="string">
            <text:p>ROT</text:p>
          </table:table-cell>
          <table:table-cell table:number-columns-repeated="2"/>
        </table:table-row>
        <table:table-row table:style-name="ro4">
          <table:table-cell table:style-name="ce2" office:value-type="string">
            <text:p>Lilith</text:p>
          </table:table-cell>
          <table:table-cell table:style-name="ce2" office:value-type="string">
            <text:p>krank</text:p>
          </table:table-cell>
          <table:table-cell table:style-name="ce2" office:value-type="string">
            <text:p>muss selbst ab start der Elektronik</text:p>
          </table:table-cell>
          <table:table-cell table:style-name="ce2" office:value-type="string">
            <text:p>?</text:p>
          </table:table-cell>
          <table:table-cell table:style-name="ce2" office:value-type="string">
            <text:p>poliert selbst</text:p>
          </table:table-cell>
          <table:table-cell table:style-name="ce2"/>
          <table:table-cell/>
        </table:table-row>
        <table:table-row table:style-name="ro2">
          <table:table-cell office:value-type="string">
            <text:p>Skoripion1976 aka Thomas</text:p>
          </table:table-cell>
          <table:table-cell table:style-name="ce5" office:value-type="string">
            <text:p>scheinbar voll dabei</text:p>
          </table:table-cell>
          <table:table-cell office:value-type="string">
            <text:p>muss selbst ab start der Elektronik</text:p>
          </table:table-cell>
          <table:table-cell office:value-type="string">
            <text:p>?</text:p>
          </table:table-cell>
          <table:table-cell office:value-type="string">
            <text:p>poliert selbst</text:p>
          </table:table-cell>
          <table:table-cell table:number-columns-repeated="2"/>
        </table:table-row>
        <table:table-row table:style-name="ro4">
          <table:table-cell table:style-name="ce2" office:value-type="string">
            <text:p>Hornissentreiber aka Otmar</text:p>
          </table:table-cell>
          <table:table-cell table:style-name="ce2" office:value-type="string">
            <text:p>meldet sich nicht mehr</text:p>
          </table:table-cell>
          <table:table-cell table:style-name="ce2" table:number-columns-repeated="4"/>
          <table:table-cell/>
        </table:table-row>
        <table:table-row table:style-name="ro4">
          <table:table-cell table:style-name="ce2" office:value-type="string">
            <text:p>Mikki aka Michael</text:p>
          </table:table-cell>
          <table:table-cell table:style-name="ce2" office:value-type="string">
            <text:p>raus</text:p>
          </table:table-cell>
          <table:table-cell table:style-name="ce2" table:number-columns-repeated="4"/>
          <table:table-cell/>
        </table:table-row>
        <table:table-row table:style-name="ro4">
          <table:table-cell table:style-name="ce2" office:value-type="string">
            <text:p>KGR84 aka Roman</text:p>
          </table:table-cell>
          <table:table-cell table:style-name="ce2" office:value-type="string">
            <text:p>raus</text:p>
          </table:table-cell>
          <table:table-cell table:style-name="ce2" table:number-columns-repeated="4"/>
          <table:table-cell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style-name="ce1" office:value-type="string">
            <text:p>Zeitlicher Plan</text:p>
          </table:table-cell>
          <table:table-cell table:style-name="ce1" table:number-columns-repeated="6"/>
        </table:table-row>
        <table:table-row table:style-name="ro2">
          <table:table-cell table:style-name="ce1" office:value-type="string">
            <text:p>Datum</text:p>
          </table:table-cell>
          <table:table-cell table:style-name="ce1" office:value-type="string">
            <text:p>Aktion</text:p>
          </table:table-cell>
          <table:table-cell table:style-name="ce1" office:value-type="string">
            <text:p>Kosten</text:p>
          </table:table-cell>
          <table:table-cell table:style-name="ce1"/>
          <table:table-cell table:style-name="ce1" office:value-type="string">
            <text:p>Summe</text:p>
          </table:table-cell>
          <table:table-cell table:style-name="ce1" table:number-columns-repeated="2"/>
        </table:table-row>
        <table:table-row table:style-name="ro2">
          <table:table-cell table:style-name="ce3" office:value-type="string">
            <text:p>22.09.2012 – 29.9.2012</text:p>
          </table:table-cell>
          <table:table-cell office:value-type="string">
            <text:p>Zurückkommen, Gehäuse bekommen</text:p>
          </table:table-cell>
          <table:table-cell office:value-type="string">
            <text:p>… abzuchecken, erstmal Phil?</text:p>
          </table:table-cell>
          <table:table-cell table:number-columns-repeated="4"/>
        </table:table-row>
        <table:table-row table:style-name="ro2">
          <table:table-cell table:style-name="ce3" office:value-type="date" office:date-value="2012-10-01">
            <text:p>01.10.12</text:p>
          </table:table-cell>
          <table:table-cell office:value-type="string">
            <text:p>Scheiben und Maßhaltigkeit testen, bestellen</text:p>
          </table:table-cell>
          <table:table-cell table:style-name="ce6" office:value-type="currency" office:currency="EUR" office:value="270">
            <text:p>270,00 €</text:p>
          </table:table-cell>
          <table:table-cell/>
          <table:table-cell office:value-type="float" office:value="270">
            <text:p>270</text:p>
          </table:table-cell>
          <table:table-cell table:number-columns-repeated="2"/>
        </table:table-row>
        <table:table-row table:style-name="ro2">
          <table:table-cell table:style-name="ce3" office:value-type="date" office:date-value="2012-10-01">
            <text:p>01.10.12</text:p>
          </table:table-cell>
          <table:table-cell office:value-type="string">
            <text:p>Elox?</text:p>
          </table:table-cell>
          <table:table-cell table:style-name="ce6" office:value-type="string">
            <text:p>schwer zu sagen, 150 – 500 €, wähle 250€</text:p>
          </table:table-cell>
          <table:table-cell/>
          <table:table-cell office:value-type="float" office:value="550">
            <text:p>550</text:p>
          </table:table-cell>
          <table:table-cell table:number-columns-repeated="2"/>
        </table:table-row>
        <table:table-row table:style-name="ro2">
          <table:table-cell table:style-name="ce3" office:value-type="string">
            <text:p>01.11.2012 / 1.12.2012</text:p>
          </table:table-cell>
          <table:table-cell office:value-type="string">
            <text:p>Elektronik bestellen falls Genug Geld da</text:p>
          </table:table-cell>
          <table:table-cell office:value-type="string">
            <text:p>1300 € für 5, entsprechend mehr bei Th und Li</text:p>
          </table:table-cell>
          <table:table-cell/>
          <table:table-cell office:value-type="float" office:value="1850">
            <text:p>1850</text:p>
          </table:table-cell>
          <table:table-cell table:number-columns-repeated="2"/>
        </table:table-row>
        <table:table-row table:style-name="ro2">
          <table:table-cell table:style-name="ce4"/>
          <table:table-cell office:value-type="string">
            <text:p>von Jörn, Patrick und Andrej Geld bekommen</text:p>
          </table:table-cell>
          <table:table-cell office:value-type="string">
            <text:p>2*500</text:p>
          </table:table-cell>
          <table:table-cell table:number-columns-repeated="4"/>
        </table:table-row>
        <table:table-row table:style-name="ro2" table:number-rows-repeated="2">
          <table:table-cell table:style-name="ce4"/>
          <table:table-cell table:number-columns-repeated="6"/>
        </table:table-row>
        <table:table-row table:style-name="ro2" table:number-rows-repeated="104854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abelle2" table:style-name="ta1">
        <table:table-column table:style-name="co6" table:default-cell-style-name="ce9"/>
        <table:table-column table:style-name="co9" table:default-cell-style-name="ce9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ce15"/>
        <table:table-column table:style-name="co13" table:default-cell-style-name="Default"/>
        <table:table-column table:style-name="co6" table:default-cell-style-name="ce15"/>
        <table:table-column table:style-name="co14" table:default-cell-style-name="Default"/>
        <table:table-column table:style-name="co6" table:default-cell-style-name="ce15"/>
        <table:table-column table:style-name="co15" table:default-cell-style-name="Default"/>
        <table:table-column table:style-name="co6" table:default-cell-style-name="ce15"/>
        <table:table-column table:style-name="co12" table:default-cell-style-name="Default"/>
        <table:table-column table:style-name="co6" table:default-cell-style-name="ce15"/>
        <table:table-row table:style-name="ro4">
          <table:table-cell table:style-name="ce8" office:value-type="string">
            <text:p>id</text:p>
          </table:table-cell>
          <table:table-cell table:style-name="ce8" office:value-type="string">
            <text:p>wann</text:p>
          </table:table-cell>
          <table:table-cell table:style-name="ce8" office:value-type="string">
            <text:p>wofür</text:p>
          </table:table-cell>
          <table:table-cell table:style-name="ce8" office:value-type="string">
            <text:p>wieviel</text:p>
          </table:table-cell>
          <table:table-cell table:style-name="ce8" office:value-type="string" table:number-columns-spanned="2" table:number-rows-spanned="1">
            <text:p>Patrick Posten</text:p>
          </table:table-cell>
          <table:covered-table-cell table:style-name="ce8"/>
          <table:table-cell table:style-name="ce8" office:value-type="string" table:number-columns-spanned="2" table:number-rows-spanned="1">
            <text:p>Phil Posten</text:p>
          </table:table-cell>
          <table:covered-table-cell table:style-name="ce8"/>
          <table:table-cell table:style-name="ce8" office:value-type="string" table:number-columns-spanned="2" table:number-rows-spanned="1">
            <text:p>Thomas Posten</text:p>
          </table:table-cell>
          <table:covered-table-cell table:style-name="ce8"/>
          <table:table-cell table:style-name="ce8" office:value-type="string" table:number-columns-spanned="2" table:number-rows-spanned="1">
            <text:p>Andre Posten</text:p>
          </table:table-cell>
          <table:covered-table-cell table:style-name="ce8"/>
          <table:table-cell table:style-name="ce8" office:value-type="string" table:number-columns-spanned="2" table:number-rows-spanned="1">
            <text:p>Kolja Posten</text:p>
          </table:table-cell>
          <table:covered-table-cell table:style-name="ce8"/>
        </table:table-row>
        <table:table-row table:style-name="ro2">
          <table:table-cell office:value-type="float" office:value="0">
            <text:p>0</text:p>
          </table:table-cell>
          <table:table-cell table:style-name="ce11" office:value-type="date" office:date-value="2012-09-01">
            <text:p>01.09.12</text:p>
          </table:table-cell>
          <table:table-cell office:value-type="string">
            <text:p>Gehäuse (400€/10 Stück)</text:p>
          </table:table-cell>
          <table:table-cell table:style-name="ce13" table:formula="of:=450/2" office:value-type="currency" office:currency="EUR" office:value="225">
            <text:p>225,00 €</text:p>
          </table:table-cell>
          <table:table-cell table:content-validation-name="val1" office:value-type="float" office:value="1">
            <text:p>1</text:p>
          </table:table-cell>
          <table:table-cell table:formula="of:=IF([.E2]=1;[.$D2]/SUM([.$E2];[.$I2];[.$K2];[.$G2];[.$M2]);0)" office:value-type="currency" office:currency="EUR" office:value="45">
            <text:p>45,00 €</text:p>
          </table:table-cell>
          <table:table-cell office:value-type="float" office:value="1">
            <text:p>1</text:p>
          </table:table-cell>
          <table:table-cell table:formula="of:=IF([.G2]=1;[.$D2]/SUM([.$E2];[.$I2];[.$K2];[.$G2];[.$M2]);0)" office:value-type="currency" office:currency="EUR" office:value="45">
            <text:p>45,00 €</text:p>
          </table:table-cell>
          <table:table-cell office:value-type="float" office:value="1">
            <text:p>1</text:p>
          </table:table-cell>
          <table:table-cell table:formula="of:=IF([.I2]=1;[.$D2]/SUM([.$E2];[.$I2];[.$K2];[.$G2];[.$M2]);0)" office:value-type="currency" office:currency="EUR" office:value="45">
            <text:p>45,00 €</text:p>
          </table:table-cell>
          <table:table-cell office:value-type="float" office:value="1">
            <text:p>1</text:p>
          </table:table-cell>
          <table:table-cell table:formula="of:=IF([.K2]=1;[.$D2]/SUM([.$E2];[.$I2];[.$K2];[.$G2];[.$M2]);0)" office:value-type="currency" office:currency="EUR" office:value="45">
            <text:p>45,00 €</text:p>
          </table:table-cell>
          <table:table-cell office:value-type="float" office:value="1">
            <text:p>1</text:p>
          </table:table-cell>
          <table:table-cell table:formula="of:=IF([.M2]=1;[.$D2]/SUM([.$E2];[.$I2];[.$K2];[.$G2];[.$M2]);0)" office:value-type="currency" office:currency="EUR" office:value="45">
            <text:p>45,00 €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11" office:value-type="date" office:date-value="2012-09-28">
            <text:p>28.09.12</text:p>
          </table:table-cell>
          <table:table-cell office:value-type="string">
            <text:p>BTM222</text:p>
          </table:table-cell>
          <table:table-cell table:style-name="ce13" office:value-type="currency" office:currency="EUR" office:value="63.8">
            <text:p>63,80 €</text:p>
          </table:table-cell>
          <table:table-cell office:value-type="float" office:value="1">
            <text:p>1</text:p>
          </table:table-cell>
          <table:table-cell table:formula="of:=IF([.E3]=1;[.$D3]/SUM([.$E3];[.$I3];[.$K3];[.$G3];[.$M3]);0)" office:value-type="currency" office:currency="EUR" office:value="12.76">
            <text:p>12,76 €</text:p>
          </table:table-cell>
          <table:table-cell office:value-type="float" office:value="1">
            <text:p>1</text:p>
          </table:table-cell>
          <table:table-cell table:formula="of:=IF([.G3]=1;[.$D3]/SUM([.$E3];[.$I3];[.$K3];[.$G3];[.$M3]);0)" office:value-type="currency" office:currency="EUR" office:value="12.76">
            <text:p>12,76 €</text:p>
          </table:table-cell>
          <table:table-cell office:value-type="float" office:value="1">
            <text:p>1</text:p>
          </table:table-cell>
          <table:table-cell table:formula="of:=IF([.I3]=1;[.$D3]/SUM([.$E3];[.$I3];[.$K3];[.$G3];[.$M3]);0)" office:value-type="currency" office:currency="EUR" office:value="12.76">
            <text:p>12,76 €</text:p>
          </table:table-cell>
          <table:table-cell office:value-type="float" office:value="1">
            <text:p>1</text:p>
          </table:table-cell>
          <table:table-cell table:formula="of:=IF([.K3]=1;[.$D3]/SUM([.$E3];[.$I3];[.$K3];[.$G3];[.$M3]);0)" office:value-type="currency" office:currency="EUR" office:value="12.76">
            <text:p>12,76 €</text:p>
          </table:table-cell>
          <table:table-cell office:value-type="float" office:value="1">
            <text:p>1</text:p>
          </table:table-cell>
          <table:table-cell table:formula="of:=IF([.M3]=1;[.$D3]/SUM([.$E3];[.$I3];[.$K3];[.$G3];[.$M3]);0)" office:value-type="currency" office:currency="EUR" office:value="12.76">
            <text:p>12,76 €</text:p>
          </table:table-cell>
        </table:table-row>
        <table:table-row table:style-name="ro2">
          <table:table-cell table:formula="of:=[.A3]+1" office:value-type="float" office:value="2">
            <text:p>2</text:p>
          </table:table-cell>
          <table:table-cell table:style-name="ce11" office:value-type="date" office:date-value="2012-09-28">
            <text:p>28.09.12</text:p>
          </table:table-cell>
          <table:table-cell office:value-type="string">
            <text:p>MT3339</text:p>
          </table:table-cell>
          <table:table-cell table:style-name="ce13" office:value-type="currency" office:currency="EUR" office:value="109.72">
            <text:p>109,72 €</text:p>
          </table:table-cell>
          <table:table-cell office:value-type="float" office:value="1">
            <text:p>1</text:p>
          </table:table-cell>
          <table:table-cell table:formula="of:=IF([.E4]=1;[.$D4]/SUM([.$E4];[.$I4];[.$K4];[.$G4];[.$M4]);0)" office:value-type="currency" office:currency="EUR" office:value="21.944">
            <text:p>21,94 €</text:p>
          </table:table-cell>
          <table:table-cell office:value-type="float" office:value="1">
            <text:p>1</text:p>
          </table:table-cell>
          <table:table-cell table:formula="of:=IF([.G4]=1;[.$D4]/SUM([.$E4];[.$I4];[.$K4];[.$G4];[.$M4]);0)" office:value-type="currency" office:currency="EUR" office:value="21.944">
            <text:p>21,94 €</text:p>
          </table:table-cell>
          <table:table-cell office:value-type="float" office:value="1">
            <text:p>1</text:p>
          </table:table-cell>
          <table:table-cell table:formula="of:=IF([.I4]=1;[.$D4]/SUM([.$E4];[.$I4];[.$K4];[.$G4];[.$M4]);0)" office:value-type="currency" office:currency="EUR" office:value="21.944">
            <text:p>21,94 €</text:p>
          </table:table-cell>
          <table:table-cell office:value-type="float" office:value="1">
            <text:p>1</text:p>
          </table:table-cell>
          <table:table-cell table:formula="of:=IF([.K4]=1;[.$D4]/SUM([.$E4];[.$I4];[.$K4];[.$G4];[.$M4]);0)" office:value-type="currency" office:currency="EUR" office:value="21.944">
            <text:p>21,94 €</text:p>
          </table:table-cell>
          <table:table-cell office:value-type="float" office:value="1">
            <text:p>1</text:p>
          </table:table-cell>
          <table:table-cell table:formula="of:=IF([.M4]=1;[.$D4]/SUM([.$E4];[.$I4];[.$K4];[.$G4];[.$M4]);0)" office:value-type="currency" office:currency="EUR" office:value="21.944">
            <text:p>21,94 €</text:p>
          </table:table-cell>
        </table:table-row>
        <table:table-row table:style-name="ro2">
          <table:table-cell table:formula="of:=[.A4]+1" office:value-type="float" office:value="3">
            <text:p>3</text:p>
          </table:table-cell>
          <table:table-cell table:style-name="ce11" office:value-type="date" office:date-value="2012-10-01">
            <text:p>01.10.12</text:p>
          </table:table-cell>
          <table:table-cell office:value-type="string">
            <text:p>Gewölbte Scheibe</text:p>
          </table:table-cell>
          <table:table-cell table:style-name="ce13" office:value-type="currency" office:currency="EUR" office:value="63.91">
            <text:p>63,91 €</text:p>
          </table:table-cell>
          <table:table-cell office:value-type="float" office:value="1">
            <text:p>1</text:p>
          </table:table-cell>
          <table:table-cell table:formula="of:=IF([.E5]=1;[.$D5]/SUM([.$E5];[.$I5];[.$K5];[.$G5];[.$M5]);0)" office:value-type="currency" office:currency="EUR" office:value="12.782">
            <text:p>12,78 €</text:p>
          </table:table-cell>
          <table:table-cell office:value-type="float" office:value="1">
            <text:p>1</text:p>
          </table:table-cell>
          <table:table-cell table:formula="of:=IF([.G5]=1;[.$D5]/SUM([.$E5];[.$I5];[.$K5];[.$G5];[.$M5]);0)" office:value-type="currency" office:currency="EUR" office:value="12.782">
            <text:p>12,78 €</text:p>
          </table:table-cell>
          <table:table-cell office:value-type="float" office:value="1">
            <text:p>1</text:p>
          </table:table-cell>
          <table:table-cell table:formula="of:=IF([.I5]=1;[.$D5]/SUM([.$E5];[.$I5];[.$K5];[.$G5];[.$M5]);0)" office:value-type="currency" office:currency="EUR" office:value="12.782">
            <text:p>12,78 €</text:p>
          </table:table-cell>
          <table:table-cell office:value-type="float" office:value="1">
            <text:p>1</text:p>
          </table:table-cell>
          <table:table-cell table:formula="of:=IF([.K5]=1;[.$D5]/SUM([.$E5];[.$I5];[.$K5];[.$G5];[.$M5]);0)" office:value-type="currency" office:currency="EUR" office:value="12.782">
            <text:p>12,78 €</text:p>
          </table:table-cell>
          <table:table-cell office:value-type="float" office:value="1">
            <text:p>1</text:p>
          </table:table-cell>
          <table:table-cell table:formula="of:=IF([.M5]=1;[.$D5]/SUM([.$E5];[.$I5];[.$K5];[.$G5];[.$M5]);0)" office:value-type="currency" office:currency="EUR" office:value="12.782">
            <text:p>12,78 €</text:p>
          </table:table-cell>
        </table:table-row>
        <table:table-row table:style-name="ro2">
          <table:table-cell table:formula="of:=[.A5]+1" office:value-type="float" office:value="4">
            <text:p>4</text:p>
          </table:table-cell>
          <table:table-cell table:style-name="ce11" office:value-type="date" office:date-value="2012-09-15">
            <text:p>15.09.12</text:p>
          </table:table-cell>
          <table:table-cell office:value-type="string">
            <text:p>Bohrer</text:p>
          </table:table-cell>
          <table:table-cell table:style-name="ce13" office:value-type="currency" office:currency="EUR" office:value="8.75">
            <text:p>8,75 €</text:p>
          </table:table-cell>
          <table:table-cell office:value-type="float" office:value="1">
            <text:p>1</text:p>
          </table:table-cell>
          <table:table-cell table:formula="of:=IF([.E6]=1;[.$D6]/SUM([.$E6];[.$I6];[.$K6];[.$G6];[.$M6]);0)" office:value-type="currency" office:currency="EUR" office:value="1.75">
            <text:p>1,75 €</text:p>
          </table:table-cell>
          <table:table-cell office:value-type="float" office:value="1">
            <text:p>1</text:p>
          </table:table-cell>
          <table:table-cell table:formula="of:=IF([.G6]=1;[.$D6]/SUM([.$E6];[.$I6];[.$K6];[.$G6];[.$M6]);0)" office:value-type="currency" office:currency="EUR" office:value="1.75">
            <text:p>1,75 €</text:p>
          </table:table-cell>
          <table:table-cell office:value-type="float" office:value="1">
            <text:p>1</text:p>
          </table:table-cell>
          <table:table-cell table:formula="of:=IF([.I6]=1;[.$D6]/SUM([.$E6];[.$I6];[.$K6];[.$G6];[.$M6]);0)" office:value-type="currency" office:currency="EUR" office:value="1.75">
            <text:p>1,75 €</text:p>
          </table:table-cell>
          <table:table-cell office:value-type="float" office:value="1">
            <text:p>1</text:p>
          </table:table-cell>
          <table:table-cell table:formula="of:=IF([.K6]=1;[.$D6]/SUM([.$E6];[.$I6];[.$K6];[.$G6];[.$M6]);0)" office:value-type="currency" office:currency="EUR" office:value="1.75">
            <text:p>1,75 €</text:p>
          </table:table-cell>
          <table:table-cell office:value-type="float" office:value="1">
            <text:p>1</text:p>
          </table:table-cell>
          <table:table-cell table:formula="of:=IF([.M6]=1;[.$D6]/SUM([.$E6];[.$I6];[.$K6];[.$G6];[.$M6]);0)" office:value-type="currency" office:currency="EUR" office:value="1.75">
            <text:p>1,75 €</text:p>
          </table:table-cell>
        </table:table-row>
        <table:table-row table:style-name="ro2">
          <table:table-cell table:formula="of:=[.A6]+1" office:value-type="float" office:value="5">
            <text:p>5</text:p>
          </table:table-cell>
          <table:table-cell table:style-name="ce11" office:value-type="date" office:date-value="2012-09-25">
            <text:p>25.09.12</text:p>
          </table:table-cell>
          <table:table-cell office:value-type="string">
            <text:p>Zeiger</text:p>
          </table:table-cell>
          <table:table-cell table:style-name="ce13" office:value-type="currency" office:currency="EUR" office:value="82.13">
            <text:p>82,13 €</text:p>
          </table:table-cell>
          <table:table-cell office:value-type="float" office:value="1">
            <text:p>1</text:p>
          </table:table-cell>
          <table:table-cell table:formula="of:=IF([.E7]=1;[.$D7]/SUM([.$E7];[.$I7];[.$K7];[.$G7];[.$M7]);0)" office:value-type="currency" office:currency="EUR" office:value="16.426">
            <text:p>16,43 €</text:p>
          </table:table-cell>
          <table:table-cell office:value-type="float" office:value="1">
            <text:p>1</text:p>
          </table:table-cell>
          <table:table-cell table:formula="of:=IF([.G7]=1;[.$D7]/SUM([.$E7];[.$I7];[.$K7];[.$G7];[.$M7]);0)" office:value-type="currency" office:currency="EUR" office:value="16.426">
            <text:p>16,43 €</text:p>
          </table:table-cell>
          <table:table-cell office:value-type="float" office:value="1">
            <text:p>1</text:p>
          </table:table-cell>
          <table:table-cell table:formula="of:=IF([.I7]=1;[.$D7]/SUM([.$E7];[.$I7];[.$K7];[.$G7];[.$M7]);0)" office:value-type="currency" office:currency="EUR" office:value="16.426">
            <text:p>16,43 €</text:p>
          </table:table-cell>
          <table:table-cell office:value-type="float" office:value="1">
            <text:p>1</text:p>
          </table:table-cell>
          <table:table-cell table:formula="of:=IF([.K7]=1;[.$D7]/SUM([.$E7];[.$I7];[.$K7];[.$G7];[.$M7]);0)" office:value-type="currency" office:currency="EUR" office:value="16.426">
            <text:p>16,43 €</text:p>
          </table:table-cell>
          <table:table-cell office:value-type="float" office:value="1">
            <text:p>1</text:p>
          </table:table-cell>
          <table:table-cell table:formula="of:=IF([.M7]=1;[.$D7]/SUM([.$E7];[.$I7];[.$K7];[.$G7];[.$M7]);0)" office:value-type="currency" office:currency="EUR" office:value="16.426">
            <text:p>16,43 €</text:p>
          </table:table-cell>
        </table:table-row>
        <table:table-row table:style-name="ro2">
          <table:table-cell table:formula="of:=[.A7]+1" office:value-type="float" office:value="6">
            <text:p>6</text:p>
          </table:table-cell>
          <table:table-cell table:style-name="ce11" office:value-type="date" office:date-value="2012-09-26">
            <text:p>26.09.12</text:p>
          </table:table-cell>
          <table:table-cell office:value-type="string">
            <text:p>Gewindeschneider</text:p>
          </table:table-cell>
          <table:table-cell table:style-name="ce13" office:value-type="currency" office:currency="EUR" office:value="17.88">
            <text:p>17,88 €</text:p>
          </table:table-cell>
          <table:table-cell office:value-type="float" office:value="1">
            <text:p>1</text:p>
          </table:table-cell>
          <table:table-cell table:formula="of:=IF([.E8]=1;[.$D8]/SUM([.$E8];[.$I8];[.$K8];[.$G8];[.$M8]);0)" office:value-type="currency" office:currency="EUR" office:value="3.576">
            <text:p>3,58 €</text:p>
          </table:table-cell>
          <table:table-cell office:value-type="float" office:value="1">
            <text:p>1</text:p>
          </table:table-cell>
          <table:table-cell table:formula="of:=IF([.G8]=1;[.$D8]/SUM([.$E8];[.$I8];[.$K8];[.$G8];[.$M8]);0)" office:value-type="currency" office:currency="EUR" office:value="3.576">
            <text:p>3,58 €</text:p>
          </table:table-cell>
          <table:table-cell office:value-type="float" office:value="1">
            <text:p>1</text:p>
          </table:table-cell>
          <table:table-cell table:formula="of:=IF([.I8]=1;[.$D8]/SUM([.$E8];[.$I8];[.$K8];[.$G8];[.$M8]);0)" office:value-type="currency" office:currency="EUR" office:value="3.576">
            <text:p>3,58 €</text:p>
          </table:table-cell>
          <table:table-cell office:value-type="float" office:value="1">
            <text:p>1</text:p>
          </table:table-cell>
          <table:table-cell table:formula="of:=IF([.K8]=1;[.$D8]/SUM([.$E8];[.$I8];[.$K8];[.$G8];[.$M8]);0)" office:value-type="currency" office:currency="EUR" office:value="3.576">
            <text:p>3,58 €</text:p>
          </table:table-cell>
          <table:table-cell office:value-type="float" office:value="1">
            <text:p>1</text:p>
          </table:table-cell>
          <table:table-cell table:formula="of:=IF([.M8]=1;[.$D8]/SUM([.$E8];[.$I8];[.$K8];[.$G8];[.$M8]);0)" office:value-type="currency" office:currency="EUR" office:value="3.576">
            <text:p>3,58 €</text:p>
          </table:table-cell>
        </table:table-row>
        <table:table-row table:style-name="ro2">
          <table:table-cell table:formula="of:=[.A8]+1" office:value-type="float" office:value="7">
            <text:p>7</text:p>
          </table:table-cell>
          <table:table-cell table:style-name="ce11" office:value-type="date" office:date-value="2012-10-12">
            <text:p>12.10.12</text:p>
          </table:table-cell>
          <table:table-cell office:value-type="string">
            <text:p>Schrauben</text:p>
          </table:table-cell>
          <table:table-cell table:style-name="ce13" office:value-type="currency" office:currency="EUR" office:value="12.95">
            <text:p>12,95 €</text:p>
          </table:table-cell>
          <table:table-cell office:value-type="float" office:value="1">
            <text:p>1</text:p>
          </table:table-cell>
          <table:table-cell table:formula="of:=IF([.E9]=1;[.$D9]/SUM([.$E9];[.$I9];[.$K9];[.$G9];[.$M9]);0)" office:value-type="currency" office:currency="EUR" office:value="2.59">
            <text:p>2,59 €</text:p>
          </table:table-cell>
          <table:table-cell office:value-type="float" office:value="1">
            <text:p>1</text:p>
          </table:table-cell>
          <table:table-cell table:formula="of:=IF([.G9]=1;[.$D9]/SUM([.$E9];[.$I9];[.$K9];[.$G9];[.$M9]);0)" office:value-type="currency" office:currency="EUR" office:value="2.59">
            <text:p>2,59 €</text:p>
          </table:table-cell>
          <table:table-cell office:value-type="float" office:value="1">
            <text:p>1</text:p>
          </table:table-cell>
          <table:table-cell table:formula="of:=IF([.I9]=1;[.$D9]/SUM([.$E9];[.$I9];[.$K9];[.$G9];[.$M9]);0)" office:value-type="currency" office:currency="EUR" office:value="2.59">
            <text:p>2,59 €</text:p>
          </table:table-cell>
          <table:table-cell office:value-type="float" office:value="1">
            <text:p>1</text:p>
          </table:table-cell>
          <table:table-cell table:formula="of:=IF([.K9]=1;[.$D9]/SUM([.$E9];[.$I9];[.$K9];[.$G9];[.$M9]);0)" office:value-type="currency" office:currency="EUR" office:value="2.59">
            <text:p>2,59 €</text:p>
          </table:table-cell>
          <table:table-cell office:value-type="float" office:value="1">
            <text:p>1</text:p>
          </table:table-cell>
          <table:table-cell table:formula="of:=IF([.M9]=1;[.$D9]/SUM([.$E9];[.$I9];[.$K9];[.$G9];[.$M9]);0)" office:value-type="currency" office:currency="EUR" office:value="2.59">
            <text:p>2,59 €</text:p>
          </table:table-cell>
        </table:table-row>
        <table:table-row table:style-name="ro2">
          <table:table-cell table:formula="of:=[.A9]+1" office:value-type="float" office:value="8">
            <text:p>8</text:p>
          </table:table-cell>
          <table:table-cell table:style-name="ce11" office:value-type="date" office:date-value="2012-11-29">
            <text:p>29.11.12</text:p>
          </table:table-cell>
          <table:table-cell office:value-type="string">
            <text:p>Platinen</text:p>
          </table:table-cell>
          <table:table-cell table:style-name="ce13" office:value-type="currency" office:currency="EUR" office:value="791.41">
            <text:p>791,41 €</text:p>
          </table:table-cell>
          <table:table-cell office:value-type="float" office:value="1">
            <text:p>1</text:p>
          </table:table-cell>
          <table:table-cell table:formula="of:=IF([.E10]=1;[.$D10]/SUM([.$E10];[.$I10];[.$K10];[.$G10];[.$M10]);0)" office:value-type="currency" office:currency="EUR" office:value="158.282">
            <text:p>158,28 €</text:p>
          </table:table-cell>
          <table:table-cell office:value-type="float" office:value="1">
            <text:p>1</text:p>
          </table:table-cell>
          <table:table-cell table:formula="of:=IF([.G10]=1;[.$D10]/SUM([.$E10];[.$I10];[.$K10];[.$G10];[.$M10]);0)" office:value-type="currency" office:currency="EUR" office:value="158.282">
            <text:p>158,28 €</text:p>
          </table:table-cell>
          <table:table-cell office:value-type="float" office:value="1">
            <text:p>1</text:p>
          </table:table-cell>
          <table:table-cell table:formula="of:=IF([.I10]=1;[.$D10]/SUM([.$E10];[.$I10];[.$K10];[.$G10];[.$M10]);0)" office:value-type="currency" office:currency="EUR" office:value="158.282">
            <text:p>158,28 €</text:p>
          </table:table-cell>
          <table:table-cell office:value-type="float" office:value="1">
            <text:p>1</text:p>
          </table:table-cell>
          <table:table-cell table:formula="of:=IF([.K10]=1;[.$D10]/SUM([.$E10];[.$I10];[.$K10];[.$G10];[.$M10]);0)" office:value-type="currency" office:currency="EUR" office:value="158.282">
            <text:p>158,28 €</text:p>
          </table:table-cell>
          <table:table-cell office:value-type="float" office:value="1">
            <text:p>1</text:p>
          </table:table-cell>
          <table:table-cell table:formula="of:=IF([.M10]=1;[.$D10]/SUM([.$E10];[.$I10];[.$K10];[.$G10];[.$M10]);0)" office:value-type="currency" office:currency="EUR" office:value="158.282">
            <text:p>158,28 €</text:p>
          </table:table-cell>
        </table:table-row>
        <table:table-row table:style-name="ro4">
          <table:table-cell table:formula="of:=[.A10]+1" office:value-type="float" office:value="9">
            <text:p>9</text:p>
          </table:table-cell>
          <table:table-cell table:style-name="ce11" office:value-type="date" office:date-value="2012-12-03">
            <text:p>03.12.12</text:p>
          </table:table-cell>
          <table:table-cell office:value-type="string">
            <text:p>Mouser</text:p>
          </table:table-cell>
          <table:table-cell table:style-name="ce13" office:value-type="currency" office:currency="EUR" office:value="221.97">
            <text:p>221,97 €</text:p>
          </table:table-cell>
          <table:table-cell office:value-type="float" office:value="1">
            <text:p>1</text:p>
          </table:table-cell>
          <table:table-cell table:formula="of:=IF([.E11]=1;[.$D11]/SUM([.$E11];[.$I11];[.$K11];[.$G11];[.$M11]);0)" office:value-type="currency" office:currency="EUR" office:value="44.394">
            <text:p>44,39 €</text:p>
          </table:table-cell>
          <table:table-cell office:value-type="float" office:value="1">
            <text:p>1</text:p>
          </table:table-cell>
          <table:table-cell table:formula="of:=IF([.G11]=1;[.$D11]/SUM([.$E11];[.$I11];[.$K11];[.$G11];[.$M11]);0)" office:value-type="currency" office:currency="EUR" office:value="44.394">
            <text:p>44,39 €</text:p>
          </table:table-cell>
          <table:table-cell office:value-type="float" office:value="1">
            <text:p>1</text:p>
          </table:table-cell>
          <table:table-cell table:formula="of:=IF([.I11]=1;[.$D11]/SUM([.$E11];[.$I11];[.$K11];[.$G11];[.$M11]);0)" office:value-type="currency" office:currency="EUR" office:value="44.394">
            <text:p>44,39 €</text:p>
          </table:table-cell>
          <table:table-cell office:value-type="float" office:value="1">
            <text:p>1</text:p>
          </table:table-cell>
          <table:table-cell table:formula="of:=IF([.K11]=1;[.$D11]/SUM([.$E11];[.$I11];[.$K11];[.$G11];[.$M11]);0)" office:value-type="currency" office:currency="EUR" office:value="44.394">
            <text:p>44,39 €</text:p>
          </table:table-cell>
          <table:table-cell office:value-type="float" office:value="1">
            <text:p>1</text:p>
          </table:table-cell>
          <table:table-cell table:formula="of:=IF([.M11]=1;[.$D11]/SUM([.$E11];[.$I11];[.$K11];[.$G11];[.$M11]);0)" office:value-type="currency" office:currency="EUR" office:value="44.394">
            <text:p>44,39 €</text:p>
          </table:table-cell>
        </table:table-row>
        <table:table-row table:style-name="ro2">
          <table:table-cell table:formula="of:=[.A11]+1" office:value-type="float" office:value="10">
            <text:p>10</text:p>
          </table:table-cell>
          <table:table-cell table:style-name="ce11" office:value-type="date" office:date-value="2012-12-13">
            <text:p>13.12.12</text:p>
          </table:table-cell>
          <table:table-cell office:value-type="string">
            <text:p>ATmega328</text:p>
          </table:table-cell>
          <table:table-cell table:style-name="ce13" office:value-type="currency" office:currency="EUR" office:value="18.7">
            <text:p>18,70 €</text:p>
          </table:table-cell>
          <table:table-cell office:value-type="float" office:value="1">
            <text:p>1</text:p>
          </table:table-cell>
          <table:table-cell table:formula="of:=IF([.E12]=1;[.$D12]/SUM([.$E12];[.$I12];[.$K12];[.$G12];[.$M12]);0)" office:value-type="currency" office:currency="EUR" office:value="3.74">
            <text:p>3,74 €</text:p>
          </table:table-cell>
          <table:table-cell office:value-type="float" office:value="1">
            <text:p>1</text:p>
          </table:table-cell>
          <table:table-cell table:formula="of:=IF([.G12]=1;[.$D12]/SUM([.$E12];[.$I12];[.$K12];[.$G12];[.$M12]);0)" office:value-type="currency" office:currency="EUR" office:value="3.74">
            <text:p>3,74 €</text:p>
          </table:table-cell>
          <table:table-cell office:value-type="float" office:value="1">
            <text:p>1</text:p>
          </table:table-cell>
          <table:table-cell table:formula="of:=IF([.I12]=1;[.$D12]/SUM([.$E12];[.$I12];[.$K12];[.$G12];[.$M12]);0)" office:value-type="currency" office:currency="EUR" office:value="3.74">
            <text:p>3,74 €</text:p>
          </table:table-cell>
          <table:table-cell office:value-type="float" office:value="1">
            <text:p>1</text:p>
          </table:table-cell>
          <table:table-cell table:formula="of:=IF([.K12]=1;[.$D12]/SUM([.$E12];[.$I12];[.$K12];[.$G12];[.$M12]);0)" office:value-type="currency" office:currency="EUR" office:value="3.74">
            <text:p>3,74 €</text:p>
          </table:table-cell>
          <table:table-cell office:value-type="float" office:value="1">
            <text:p>1</text:p>
          </table:table-cell>
          <table:table-cell table:formula="of:=IF([.M12]=1;[.$D12]/SUM([.$E12];[.$I12];[.$K12];[.$G12];[.$M12]);0)" office:value-type="currency" office:currency="EUR" office:value="3.74">
            <text:p>3,74 €</text:p>
          </table:table-cell>
        </table:table-row>
        <table:table-row table:style-name="ro2">
          <table:table-cell table:formula="of:=[.A12]+1" office:value-type="float" office:value="11">
            <text:p>11</text:p>
          </table:table-cell>
          <table:table-cell table:style-name="ce11" office:value-type="date" office:date-value="2012-12-13">
            <text:p>13.12.12</text:p>
          </table:table-cell>
          <table:table-cell office:value-type="string">
            <text:p>Stößel </text:p>
          </table:table-cell>
          <table:table-cell table:style-name="ce13" office:value-type="currency" office:currency="EUR" office:value="7.48">
            <text:p>7,48 €</text:p>
          </table:table-cell>
          <table:table-cell office:value-type="float" office:value="1">
            <text:p>1</text:p>
          </table:table-cell>
          <table:table-cell table:formula="of:=IF([.E13]=1;[.$D13]/SUM([.$E13];[.$I13];[.$K13];[.$G13];[.$M13]);0)" office:value-type="currency" office:currency="EUR" office:value="1.496">
            <text:p>1,50 €</text:p>
          </table:table-cell>
          <table:table-cell office:value-type="float" office:value="1">
            <text:p>1</text:p>
          </table:table-cell>
          <table:table-cell table:formula="of:=IF([.G13]=1;[.$D13]/SUM([.$E13];[.$I13];[.$K13];[.$G13];[.$M13]);0)" office:value-type="currency" office:currency="EUR" office:value="1.496">
            <text:p>1,50 €</text:p>
          </table:table-cell>
          <table:table-cell office:value-type="float" office:value="1">
            <text:p>1</text:p>
          </table:table-cell>
          <table:table-cell table:formula="of:=IF([.I13]=1;[.$D13]/SUM([.$E13];[.$I13];[.$K13];[.$G13];[.$M13]);0)" office:value-type="currency" office:currency="EUR" office:value="1.496">
            <text:p>1,50 €</text:p>
          </table:table-cell>
          <table:table-cell office:value-type="float" office:value="1">
            <text:p>1</text:p>
          </table:table-cell>
          <table:table-cell table:formula="of:=IF([.K13]=1;[.$D13]/SUM([.$E13];[.$I13];[.$K13];[.$G13];[.$M13]);0)" office:value-type="currency" office:currency="EUR" office:value="1.496">
            <text:p>1,50 €</text:p>
          </table:table-cell>
          <table:table-cell office:value-type="float" office:value="1">
            <text:p>1</text:p>
          </table:table-cell>
          <table:table-cell table:formula="of:=IF([.M13]=1;[.$D13]/SUM([.$E13];[.$I13];[.$K13];[.$G13];[.$M13]);0)" office:value-type="currency" office:currency="EUR" office:value="1.496">
            <text:p>1,50 €</text:p>
          </table:table-cell>
        </table:table-row>
        <table:table-row table:style-name="ro2">
          <table:table-cell table:formula="of:=[.A13]+1" office:value-type="float" office:value="12">
            <text:p>12</text:p>
          </table:table-cell>
          <table:table-cell table:style-name="ce11" office:value-type="date" office:date-value="2012-12-13">
            <text:p>13.12.12</text:p>
          </table:table-cell>
          <table:table-cell office:value-type="string">
            <text:p>Taster</text:p>
          </table:table-cell>
          <table:table-cell table:style-name="ce13" office:value-type="currency" office:currency="EUR" office:value="7.53">
            <text:p>7,53 €</text:p>
          </table:table-cell>
          <table:table-cell office:value-type="float" office:value="1">
            <text:p>1</text:p>
          </table:table-cell>
          <table:table-cell table:formula="of:=IF([.E14]=1;[.$D14]/SUM([.$E14];[.$I14];[.$K14];[.$G14];[.$M14]);0)" office:value-type="currency" office:currency="EUR" office:value="1.506">
            <text:p>1,51 €</text:p>
          </table:table-cell>
          <table:table-cell office:value-type="float" office:value="1">
            <text:p>1</text:p>
          </table:table-cell>
          <table:table-cell table:formula="of:=IF([.G14]=1;[.$D14]/SUM([.$E14];[.$I14];[.$K14];[.$G14];[.$M14]);0)" office:value-type="currency" office:currency="EUR" office:value="1.506">
            <text:p>1,51 €</text:p>
          </table:table-cell>
          <table:table-cell office:value-type="float" office:value="1">
            <text:p>1</text:p>
          </table:table-cell>
          <table:table-cell table:formula="of:=IF([.I14]=1;[.$D14]/SUM([.$E14];[.$I14];[.$K14];[.$G14];[.$M14]);0)" office:value-type="currency" office:currency="EUR" office:value="1.506">
            <text:p>1,51 €</text:p>
          </table:table-cell>
          <table:table-cell office:value-type="float" office:value="1">
            <text:p>1</text:p>
          </table:table-cell>
          <table:table-cell table:formula="of:=IF([.K14]=1;[.$D14]/SUM([.$E14];[.$I14];[.$K14];[.$G14];[.$M14]);0)" office:value-type="currency" office:currency="EUR" office:value="1.506">
            <text:p>1,51 €</text:p>
          </table:table-cell>
          <table:table-cell office:value-type="float" office:value="1">
            <text:p>1</text:p>
          </table:table-cell>
          <table:table-cell table:formula="of:=IF([.M14]=1;[.$D14]/SUM([.$E14];[.$I14];[.$K14];[.$G14];[.$M14]);0)" office:value-type="currency" office:currency="EUR" office:value="1.506">
            <text:p>1,51 €</text:p>
          </table:table-cell>
        </table:table-row>
        <table:table-row table:style-name="ro2">
          <table:table-cell table:formula="of:=[.A14]+1" office:value-type="float" office:value="13">
            <text:p>13</text:p>
          </table:table-cell>
          <table:table-cell table:style-name="ce11" office:value-type="date" office:date-value="2012-12-19">
            <text:p>19.12.12</text:p>
          </table:table-cell>
          <table:table-cell office:value-type="string">
            <text:p>Motoren</text:p>
          </table:table-cell>
          <table:table-cell table:style-name="ce13" office:value-type="currency" office:currency="EUR" office:value="106.51">
            <text:p>106,51 €</text:p>
          </table:table-cell>
          <table:table-cell office:value-type="float" office:value="1">
            <text:p>1</text:p>
          </table:table-cell>
          <table:table-cell table:formula="of:=IF([.E15]=1;[.$D15]/SUM([.$E15];[.$I15];[.$K15];[.$G15];[.$M15]);0)" office:value-type="currency" office:currency="EUR" office:value="21.302">
            <text:p>21,30 €</text:p>
          </table:table-cell>
          <table:table-cell office:value-type="float" office:value="1">
            <text:p>1</text:p>
          </table:table-cell>
          <table:table-cell table:formula="of:=IF([.G15]=1;[.$D15]/SUM([.$E15];[.$I15];[.$K15];[.$G15];[.$M15]);0)" office:value-type="currency" office:currency="EUR" office:value="21.302">
            <text:p>21,30 €</text:p>
          </table:table-cell>
          <table:table-cell office:value-type="float" office:value="1">
            <text:p>1</text:p>
          </table:table-cell>
          <table:table-cell table:formula="of:=IF([.I15]=1;[.$D15]/SUM([.$E15];[.$I15];[.$K15];[.$G15];[.$M15]);0)" office:value-type="currency" office:currency="EUR" office:value="21.302">
            <text:p>21,30 €</text:p>
          </table:table-cell>
          <table:table-cell office:value-type="float" office:value="1">
            <text:p>1</text:p>
          </table:table-cell>
          <table:table-cell table:formula="of:=IF([.K15]=1;[.$D15]/SUM([.$E15];[.$I15];[.$K15];[.$G15];[.$M15]);0)" office:value-type="currency" office:currency="EUR" office:value="21.302">
            <text:p>21,30 €</text:p>
          </table:table-cell>
          <table:table-cell office:value-type="float" office:value="1">
            <text:p>1</text:p>
          </table:table-cell>
          <table:table-cell table:formula="of:=IF([.M15]=1;[.$D15]/SUM([.$E15];[.$I15];[.$K15];[.$G15];[.$M15]);0)" office:value-type="currency" office:currency="EUR" office:value="21.302">
            <text:p>21,30 €</text:p>
          </table:table-cell>
        </table:table-row>
        <table:table-row table:style-name="ro4">
          <table:table-cell table:formula="of:=[.A15]+1" office:value-type="float" office:value="14">
            <text:p>14</text:p>
          </table:table-cell>
          <table:table-cell table:style-name="ce11" office:value-type="date" office:date-value="2013-01-19">
            <text:p>19.01.13</text:p>
          </table:table-cell>
          <table:table-cell office:value-type="string">
            <text:p>3x M2 Fräser</text:p>
          </table:table-cell>
          <table:table-cell table:style-name="ce13" office:value-type="currency" office:currency="EUR" office:value="16.35">
            <text:p>16,35 €</text:p>
          </table:table-cell>
          <table:table-cell office:value-type="float" office:value="1">
            <text:p>1</text:p>
          </table:table-cell>
          <table:table-cell table:formula="of:=IF([.E16]=1;[.$D16]/SUM([.$E16];[.$I16];[.$K16];[.$G16];[.$M16]);0)" office:value-type="currency" office:currency="EUR" office:value="3.27">
            <text:p>3,27 €</text:p>
          </table:table-cell>
          <table:table-cell office:value-type="float" office:value="1">
            <text:p>1</text:p>
          </table:table-cell>
          <table:table-cell table:formula="of:=IF([.G16]=1;[.$D16]/SUM([.$E16];[.$I16];[.$K16];[.$G16];[.$M16]);0)" office:value-type="currency" office:currency="EUR" office:value="3.27">
            <text:p>3,27 €</text:p>
          </table:table-cell>
          <table:table-cell office:value-type="float" office:value="1">
            <text:p>1</text:p>
          </table:table-cell>
          <table:table-cell table:formula="of:=IF([.I16]=1;[.$D16]/SUM([.$E16];[.$I16];[.$K16];[.$G16];[.$M16]);0)" office:value-type="currency" office:currency="EUR" office:value="3.27">
            <text:p>3,27 €</text:p>
          </table:table-cell>
          <table:table-cell office:value-type="float" office:value="1">
            <text:p>1</text:p>
          </table:table-cell>
          <table:table-cell table:formula="of:=IF([.K16]=1;[.$D16]/SUM([.$E16];[.$I16];[.$K16];[.$G16];[.$M16]);0)" office:value-type="currency" office:currency="EUR" office:value="3.27">
            <text:p>3,27 €</text:p>
          </table:table-cell>
          <table:table-cell office:value-type="float" office:value="1">
            <text:p>1</text:p>
          </table:table-cell>
          <table:table-cell table:formula="of:=IF([.M16]=1;[.$D16]/SUM([.$E16];[.$I16];[.$K16];[.$G16];[.$M16]);0)" office:value-type="currency" office:currency="EUR" office:value="3.27">
            <text:p>3,27 €</text:p>
          </table:table-cell>
        </table:table-row>
        <table:table-row table:style-name="ro2">
          <table:table-cell table:formula="of:=[.A16]+1" office:value-type="float" office:value="15">
            <text:p>15</text:p>
          </table:table-cell>
          <table:table-cell table:style-name="ce11" office:value-type="date" office:date-value="2013-01-17">
            <text:p>17.01.13</text:p>
          </table:table-cell>
          <table:table-cell office:value-type="string">
            <text:p>DZM Trägerscheiben</text:p>
          </table:table-cell>
          <table:table-cell table:style-name="ce13" office:value-type="currency" office:currency="EUR" office:value="5.7">
            <text:p>5,70 €</text:p>
          </table:table-cell>
          <table:table-cell office:value-type="float" office:value="1">
            <text:p>1</text:p>
          </table:table-cell>
          <table:table-cell table:formula="of:=IF([.E17]=1;[.$D17]/SUM([.$E17];[.$I17];[.$K17];[.$G17];[.$M17]);0)" office:value-type="currency" office:currency="EUR" office:value="1.14">
            <text:p>1,14 €</text:p>
          </table:table-cell>
          <table:table-cell office:value-type="float" office:value="1">
            <text:p>1</text:p>
          </table:table-cell>
          <table:table-cell table:formula="of:=IF([.G17]=1;[.$D17]/SUM([.$E17];[.$I17];[.$K17];[.$G17];[.$M17]);0)" office:value-type="currency" office:currency="EUR" office:value="1.14">
            <text:p>1,14 €</text:p>
          </table:table-cell>
          <table:table-cell office:value-type="float" office:value="1">
            <text:p>1</text:p>
          </table:table-cell>
          <table:table-cell table:formula="of:=IF([.I17]=1;[.$D17]/SUM([.$E17];[.$I17];[.$K17];[.$G17];[.$M17]);0)" office:value-type="currency" office:currency="EUR" office:value="1.14">
            <text:p>1,14 €</text:p>
          </table:table-cell>
          <table:table-cell office:value-type="float" office:value="1">
            <text:p>1</text:p>
          </table:table-cell>
          <table:table-cell table:formula="of:=IF([.K17]=1;[.$D17]/SUM([.$E17];[.$I17];[.$K17];[.$G17];[.$M17]);0)" office:value-type="currency" office:currency="EUR" office:value="1.14">
            <text:p>1,14 €</text:p>
          </table:table-cell>
          <table:table-cell office:value-type="float" office:value="1">
            <text:p>1</text:p>
          </table:table-cell>
          <table:table-cell table:formula="of:=IF([.M17]=1;[.$D17]/SUM([.$E17];[.$I17];[.$K17];[.$G17];[.$M17]);0)" office:value-type="currency" office:currency="EUR" office:value="1.14">
            <text:p>1,14 €</text:p>
          </table:table-cell>
        </table:table-row>
        <table:table-row table:style-name="ro4">
          <table:table-cell table:formula="of:=[.A17]+1" office:value-type="float" office:value="16">
            <text:p>16</text:p>
          </table:table-cell>
          <table:table-cell table:style-name="ce11" office:value-type="date" office:date-value="2013-01-21">
            <text:p>21.01.13</text:p>
          </table:table-cell>
          <table:table-cell office:value-type="string">
            <text:p>Tasternegativ</text:p>
          </table:table-cell>
          <table:table-cell table:style-name="ce13" office:value-type="currency" office:currency="EUR" office:value="50">
            <text:p>50,00 €</text:p>
          </table:table-cell>
          <table:table-cell office:value-type="float" office:value="1">
            <text:p>1</text:p>
          </table:table-cell>
          <table:table-cell table:formula="of:=IF([.E18]=1;[.$D18]/SUM([.$E18];[.$I18];[.$K18];[.$G18];[.$M18]);0)" office:value-type="currency" office:currency="EUR" office:value="10">
            <text:p>10,00 €</text:p>
          </table:table-cell>
          <table:table-cell office:value-type="float" office:value="1">
            <text:p>1</text:p>
          </table:table-cell>
          <table:table-cell table:formula="of:=IF([.G18]=1;[.$D18]/SUM([.$E18];[.$I18];[.$K18];[.$G18];[.$M18]);0)" office:value-type="currency" office:currency="EUR" office:value="10">
            <text:p>10,00 €</text:p>
          </table:table-cell>
          <table:table-cell office:value-type="float" office:value="1">
            <text:p>1</text:p>
          </table:table-cell>
          <table:table-cell table:formula="of:=IF([.I18]=1;[.$D18]/SUM([.$E18];[.$I18];[.$K18];[.$G18];[.$M18]);0)" office:value-type="currency" office:currency="EUR" office:value="10">
            <text:p>10,00 €</text:p>
          </table:table-cell>
          <table:table-cell office:value-type="float" office:value="1">
            <text:p>1</text:p>
          </table:table-cell>
          <table:table-cell table:formula="of:=IF([.K18]=1;[.$D18]/SUM([.$E18];[.$I18];[.$K18];[.$G18];[.$M18]);0)" office:value-type="currency" office:currency="EUR" office:value="10">
            <text:p>10,00 €</text:p>
          </table:table-cell>
          <table:table-cell office:value-type="float" office:value="1">
            <text:p>1</text:p>
          </table:table-cell>
          <table:table-cell table:formula="of:=IF([.M18]=1;[.$D18]/SUM([.$E18];[.$I18];[.$K18];[.$G18];[.$M18]);0)" office:value-type="currency" office:currency="EUR" office:value="10">
            <text:p>10,00 €</text:p>
          </table:table-cell>
        </table:table-row>
        <table:table-row table:style-name="ro4">
          <table:table-cell table:formula="of:=[.A18]+1" office:value-type="float" office:value="17">
            <text:p>17</text:p>
          </table:table-cell>
          <table:table-cell table:style-name="ce11" office:value-type="date" office:date-value="2013-01-21">
            <text:p>21.01.13</text:p>
          </table:table-cell>
          <table:table-cell office:value-type="string">
            <text:p>Sprühkleber, 2k Eproxy, Plastikkleber</text:p>
          </table:table-cell>
          <table:table-cell table:style-name="ce13" office:value-type="currency" office:currency="EUR" office:value="21.4">
            <text:p>21,40 €</text:p>
          </table:table-cell>
          <table:table-cell office:value-type="float" office:value="1">
            <text:p>1</text:p>
          </table:table-cell>
          <table:table-cell table:formula="of:=IF([.E19]=1;[.$D19]/SUM([.$E19];[.$I19];[.$K19];[.$G19];[.$M19]);0)" office:value-type="currency" office:currency="EUR" office:value="4.28">
            <text:p>4,28 €</text:p>
          </table:table-cell>
          <table:table-cell office:value-type="float" office:value="1">
            <text:p>1</text:p>
          </table:table-cell>
          <table:table-cell table:formula="of:=IF([.G19]=1;[.$D19]/SUM([.$E19];[.$I19];[.$K19];[.$G19];[.$M19]);0)" office:value-type="currency" office:currency="EUR" office:value="4.28">
            <text:p>4,28 €</text:p>
          </table:table-cell>
          <table:table-cell office:value-type="float" office:value="1">
            <text:p>1</text:p>
          </table:table-cell>
          <table:table-cell table:formula="of:=IF([.I19]=1;[.$D19]/SUM([.$E19];[.$I19];[.$K19];[.$G19];[.$M19]);0)" office:value-type="currency" office:currency="EUR" office:value="4.28">
            <text:p>4,28 €</text:p>
          </table:table-cell>
          <table:table-cell office:value-type="float" office:value="1">
            <text:p>1</text:p>
          </table:table-cell>
          <table:table-cell table:formula="of:=IF([.K19]=1;[.$D19]/SUM([.$E19];[.$I19];[.$K19];[.$G19];[.$M19]);0)" office:value-type="currency" office:currency="EUR" office:value="4.28">
            <text:p>4,28 €</text:p>
          </table:table-cell>
          <table:table-cell office:value-type="float" office:value="1">
            <text:p>1</text:p>
          </table:table-cell>
          <table:table-cell table:formula="of:=IF([.M19]=1;[.$D19]/SUM([.$E19];[.$I19];[.$K19];[.$G19];[.$M19]);0)" office:value-type="currency" office:currency="EUR" office:value="4.28">
            <text:p>4,28 €</text:p>
          </table:table-cell>
        </table:table-row>
        <table:table-row table:style-name="ro4">
          <table:table-cell table:formula="of:=[.A19]+1" office:value-type="float" office:value="18">
            <text:p>18</text:p>
          </table:table-cell>
          <table:table-cell table:style-name="ce11" office:value-type="date" office:date-value="2013-01-21">
            <text:p>21.01.13</text:p>
          </table:table-cell>
          <table:table-cell office:value-type="string">
            <text:p>Mobasil</text:p>
          </table:table-cell>
          <table:table-cell table:style-name="ce13" office:value-type="currency" office:currency="EUR" office:value="21.45">
            <text:p>21,45 €</text:p>
          </table:table-cell>
          <table:table-cell office:value-type="float" office:value="1">
            <text:p>1</text:p>
          </table:table-cell>
          <table:table-cell table:formula="of:=IF([.E20]=1;[.$D20]/SUM([.$E20];[.$I20];[.$K20];[.$G20];[.$M20]);0)" office:value-type="currency" office:currency="EUR" office:value="4.29">
            <text:p>4,29 €</text:p>
          </table:table-cell>
          <table:table-cell office:value-type="float" office:value="1">
            <text:p>1</text:p>
          </table:table-cell>
          <table:table-cell table:formula="of:=IF([.G20]=1;[.$D20]/SUM([.$E20];[.$I20];[.$K20];[.$G20];[.$M20]);0)" office:value-type="currency" office:currency="EUR" office:value="4.29">
            <text:p>4,29 €</text:p>
          </table:table-cell>
          <table:table-cell office:value-type="float" office:value="1">
            <text:p>1</text:p>
          </table:table-cell>
          <table:table-cell table:formula="of:=IF([.I20]=1;[.$D20]/SUM([.$E20];[.$I20];[.$K20];[.$G20];[.$M20]);0)" office:value-type="currency" office:currency="EUR" office:value="4.29">
            <text:p>4,29 €</text:p>
          </table:table-cell>
          <table:table-cell office:value-type="float" office:value="1">
            <text:p>1</text:p>
          </table:table-cell>
          <table:table-cell table:formula="of:=IF([.K20]=1;[.$D20]/SUM([.$E20];[.$I20];[.$K20];[.$G20];[.$M20]);0)" office:value-type="currency" office:currency="EUR" office:value="4.29">
            <text:p>4,29 €</text:p>
          </table:table-cell>
          <table:table-cell office:value-type="float" office:value="1">
            <text:p>1</text:p>
          </table:table-cell>
          <table:table-cell table:formula="of:=IF([.M20]=1;[.$D20]/SUM([.$E20];[.$I20];[.$K20];[.$G20];[.$M20]);0)" office:value-type="currency" office:currency="EUR" office:value="4.29">
            <text:p>4,29 €</text:p>
          </table:table-cell>
        </table:table-row>
        <table:table-row table:style-name="ro2">
          <table:table-cell table:formula="of:=[.A20]+1" office:value-type="float" office:value="19">
            <text:p>19</text:p>
          </table:table-cell>
          <table:table-cell table:style-name="ce11" office:value-type="date" office:date-value="2013-01-26">
            <text:p>26.01.13</text:p>
          </table:table-cell>
          <table:table-cell office:value-type="string">
            <text:p>DZM Trägerscheiben</text:p>
          </table:table-cell>
          <table:table-cell table:style-name="ce13" office:value-type="currency" office:currency="EUR" office:value="21.5">
            <text:p>21,50 €</text:p>
          </table:table-cell>
          <table:table-cell office:value-type="float" office:value="1">
            <text:p>1</text:p>
          </table:table-cell>
          <table:table-cell table:formula="of:=IF([.E21]=1;[.$D21]/SUM([.$E21];[.$I21];[.$K21];[.$G21];[.$M21]);0)" office:value-type="currency" office:currency="EUR" office:value="4.3">
            <text:p>4,30 €</text:p>
          </table:table-cell>
          <table:table-cell office:value-type="float" office:value="1">
            <text:p>1</text:p>
          </table:table-cell>
          <table:table-cell table:formula="of:=IF([.G21]=1;[.$D21]/SUM([.$E21];[.$I21];[.$K21];[.$G21];[.$M21]);0)" office:value-type="currency" office:currency="EUR" office:value="4.3">
            <text:p>4,30 €</text:p>
          </table:table-cell>
          <table:table-cell office:value-type="float" office:value="1">
            <text:p>1</text:p>
          </table:table-cell>
          <table:table-cell table:formula="of:=IF([.I21]=1;[.$D21]/SUM([.$E21];[.$I21];[.$K21];[.$G21];[.$M21]);0)" office:value-type="currency" office:currency="EUR" office:value="4.3">
            <text:p>4,30 €</text:p>
          </table:table-cell>
          <table:table-cell office:value-type="float" office:value="1">
            <text:p>1</text:p>
          </table:table-cell>
          <table:table-cell table:formula="of:=IF([.K21]=1;[.$D21]/SUM([.$E21];[.$I21];[.$K21];[.$G21];[.$M21]);0)" office:value-type="currency" office:currency="EUR" office:value="4.3">
            <text:p>4,30 €</text:p>
          </table:table-cell>
          <table:table-cell office:value-type="float" office:value="1">
            <text:p>1</text:p>
          </table:table-cell>
          <table:table-cell table:formula="of:=IF([.M21]=1;[.$D21]/SUM([.$E21];[.$I21];[.$K21];[.$G21];[.$M21]);0)" office:value-type="currency" office:currency="EUR" office:value="4.3">
            <text:p>4,30 €</text:p>
          </table:table-cell>
        </table:table-row>
        <table:table-row table:style-name="ro2">
          <table:table-cell table:formula="of:=[.A21]+1" office:value-type="float" office:value="20">
            <text:p>20</text:p>
          </table:table-cell>
          <table:table-cell table:style-name="ce11" office:value-type="date" office:date-value="2013-01-26">
            <text:p>26.01.13</text:p>
          </table:table-cell>
          <table:table-cell office:value-type="string">
            <text:p>Kabeldurchführung</text:p>
          </table:table-cell>
          <table:table-cell table:style-name="ce13" office:value-type="currency" office:currency="EUR" office:value="3.7">
            <text:p>3,70 €</text:p>
          </table:table-cell>
          <table:table-cell office:value-type="float" office:value="1">
            <text:p>1</text:p>
          </table:table-cell>
          <table:table-cell table:formula="of:=IF([.E22]=1;[.$D22]/SUM([.$E22];[.$I22];[.$K22];[.$G22];[.$M22]);0)" office:value-type="currency" office:currency="EUR" office:value="0.925">
            <text:p>0,93 €</text:p>
          </table:table-cell>
          <table:table-cell office:value-type="float" office:value="1">
            <text:p>1</text:p>
          </table:table-cell>
          <table:table-cell table:formula="of:=IF([.G22]=1;[.$D22]/SUM([.$E22];[.$I22];[.$K22];[.$G22];[.$M22]);0)" office:value-type="currency" office:currency="EUR" office:value="0.925">
            <text:p>0,93 €</text:p>
          </table:table-cell>
          <table:table-cell office:value-type="float" office:value="0">
            <text:p>0</text:p>
          </table:table-cell>
          <table:table-cell table:formula="of:=IF([.I22]=1;[.$D22]/SUM([.$E22];[.$I22];[.$K22];[.$G22];[.$M22]);0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K22]=1;[.$D22]/SUM([.$E22];[.$I22];[.$K22];[.$G22];[.$M22]);0)" office:value-type="currency" office:currency="EUR" office:value="0.925">
            <text:p>0,93 €</text:p>
          </table:table-cell>
          <table:table-cell office:value-type="float" office:value="1">
            <text:p>1</text:p>
          </table:table-cell>
          <table:table-cell table:formula="of:=IF([.M22]=1;[.$D22]/SUM([.$E22];[.$I22];[.$K22];[.$G22];[.$M22]);0)" office:value-type="currency" office:currency="EUR" office:value="0.925">
            <text:p>0,93 €</text:p>
          </table:table-cell>
        </table:table-row>
        <table:table-row table:style-name="ro4">
          <table:table-cell table:formula="of:=[.A22]+1" office:value-type="float" office:value="21">
            <text:p>21</text:p>
          </table:table-cell>
          <table:table-cell table:style-name="ce11" office:value-type="date" office:date-value="2013-01-26">
            <text:p>26.01.13</text:p>
          </table:table-cell>
          <table:table-cell office:value-type="string">
            <text:p>Geschrotteter ATmega328</text:p>
          </table:table-cell>
          <table:table-cell table:style-name="ce13" office:value-type="currency" office:currency="EUR" office:value="3.15">
            <text:p>3,15 €</text:p>
          </table:table-cell>
          <table:table-cell office:value-type="float" office:value="1">
            <text:p>1</text:p>
          </table:table-cell>
          <table:table-cell table:formula="of:=IF([.E23]=1;[.$D23]/SUM([.$E23];[.$I23];[.$K23];[.$G23];[.$M23]);0)" office:value-type="currency" office:currency="EUR" office:value="0.63">
            <text:p>0,63 €</text:p>
          </table:table-cell>
          <table:table-cell office:value-type="float" office:value="1">
            <text:p>1</text:p>
          </table:table-cell>
          <table:table-cell table:formula="of:=IF([.G23]=1;[.$D23]/SUM([.$E23];[.$I23];[.$K23];[.$G23];[.$M23]);0)" office:value-type="currency" office:currency="EUR" office:value="0.63">
            <text:p>0,63 €</text:p>
          </table:table-cell>
          <table:table-cell office:value-type="float" office:value="1">
            <text:p>1</text:p>
          </table:table-cell>
          <table:table-cell table:formula="of:=IF([.I23]=1;[.$D23]/SUM([.$E23];[.$I23];[.$K23];[.$G23];[.$M23]);0)" office:value-type="currency" office:currency="EUR" office:value="0.63">
            <text:p>0,63 €</text:p>
          </table:table-cell>
          <table:table-cell office:value-type="float" office:value="1">
            <text:p>1</text:p>
          </table:table-cell>
          <table:table-cell table:formula="of:=IF([.K23]=1;[.$D23]/SUM([.$E23];[.$I23];[.$K23];[.$G23];[.$M23]);0)" office:value-type="currency" office:currency="EUR" office:value="0.63">
            <text:p>0,63 €</text:p>
          </table:table-cell>
          <table:table-cell office:value-type="float" office:value="1">
            <text:p>1</text:p>
          </table:table-cell>
          <table:table-cell table:formula="of:=IF([.M23]=1;[.$D23]/SUM([.$E23];[.$I23];[.$K23];[.$G23];[.$M23]);0)" office:value-type="currency" office:currency="EUR" office:value="0.63">
            <text:p>0,63 €</text:p>
          </table:table-cell>
        </table:table-row>
        <table:table-row table:style-name="ro2">
          <table:table-cell table:formula="of:=[.A23]+1" office:value-type="float" office:value="22">
            <text:p>22</text:p>
          </table:table-cell>
          <table:table-cell table:style-name="ce11" office:value-type="date" office:date-value="2013-01-28">
            <text:p>28.01.13</text:p>
          </table:table-cell>
          <table:table-cell office:value-type="string">
            <text:p>M2 / M2.5 Schrauben</text:p>
          </table:table-cell>
          <table:table-cell table:style-name="ce13" table:formula="of:=7.95+5.95" office:value-type="currency" office:currency="EUR" office:value="13.9">
            <text:p>13,90 €</text:p>
          </table:table-cell>
          <table:table-cell office:value-type="float" office:value="1">
            <text:p>1</text:p>
          </table:table-cell>
          <table:table-cell table:formula="of:=IF([.E24]=1;[.$D24]/SUM([.$E24];[.$I24];[.$K24];[.$G24];[.$M24]);0)" office:value-type="currency" office:currency="EUR" office:value="2.78">
            <text:p>2,78 €</text:p>
          </table:table-cell>
          <table:table-cell office:value-type="float" office:value="1">
            <text:p>1</text:p>
          </table:table-cell>
          <table:table-cell table:formula="of:=IF([.G24]=1;[.$D24]/SUM([.$E24];[.$I24];[.$K24];[.$G24];[.$M24]);0)" office:value-type="currency" office:currency="EUR" office:value="2.78">
            <text:p>2,78 €</text:p>
          </table:table-cell>
          <table:table-cell office:value-type="float" office:value="1">
            <text:p>1</text:p>
          </table:table-cell>
          <table:table-cell table:formula="of:=IF([.I24]=1;[.$D24]/SUM([.$E24];[.$I24];[.$K24];[.$G24];[.$M24]);0)" office:value-type="currency" office:currency="EUR" office:value="2.78">
            <text:p>2,78 €</text:p>
          </table:table-cell>
          <table:table-cell office:value-type="float" office:value="1">
            <text:p>1</text:p>
          </table:table-cell>
          <table:table-cell table:formula="of:=IF([.K24]=1;[.$D24]/SUM([.$E24];[.$I24];[.$K24];[.$G24];[.$M24]);0)" office:value-type="currency" office:currency="EUR" office:value="2.78">
            <text:p>2,78 €</text:p>
          </table:table-cell>
          <table:table-cell office:value-type="float" office:value="1">
            <text:p>1</text:p>
          </table:table-cell>
          <table:table-cell table:formula="of:=IF([.M24]=1;[.$D24]/SUM([.$E24];[.$I24];[.$K24];[.$G24];[.$M24]);0)" office:value-type="currency" office:currency="EUR" office:value="2.78">
            <text:p>2,78 €</text:p>
          </table:table-cell>
        </table:table-row>
        <table:table-row table:style-name="ro4">
          <table:table-cell table:formula="of:=[.A24]+1" office:value-type="float" office:value="23">
            <text:p>23</text:p>
          </table:table-cell>
          <table:table-cell table:style-name="ce11" office:value-type="date" office:date-value="2013-02-11">
            <text:p>11.02.13</text:p>
          </table:table-cell>
          <table:table-cell office:value-type="string">
            <text:p>Antiflex Plexischeibe</text:p>
          </table:table-cell>
          <table:table-cell table:style-name="ce13" table:formula="of:=195.16" office:value-type="currency" office:currency="EUR" office:value="195.16">
            <text:p>195,16 €</text:p>
          </table:table-cell>
          <table:table-cell office:value-type="float" office:value="1">
            <text:p>1</text:p>
          </table:table-cell>
          <table:table-cell table:formula="of:=IF([.E25]=1;[.$D25]/SUM([.$E25];[.$I25];[.$K25];[.$G25];[.$M25]);0)" office:value-type="currency" office:currency="EUR" office:value="39.032">
            <text:p>39,03 €</text:p>
          </table:table-cell>
          <table:table-cell office:value-type="float" office:value="1">
            <text:p>1</text:p>
          </table:table-cell>
          <table:table-cell table:formula="of:=IF([.G25]=1;[.$D25]/SUM([.$E25];[.$I25];[.$K25];[.$G25];[.$M25]);0)" office:value-type="currency" office:currency="EUR" office:value="39.032">
            <text:p>39,03 €</text:p>
          </table:table-cell>
          <table:table-cell office:value-type="float" office:value="1">
            <text:p>1</text:p>
          </table:table-cell>
          <table:table-cell table:formula="of:=IF([.I25]=1;[.$D25]/SUM([.$E25];[.$I25];[.$K25];[.$G25];[.$M25]);0)" office:value-type="currency" office:currency="EUR" office:value="39.032">
            <text:p>39,03 €</text:p>
          </table:table-cell>
          <table:table-cell office:value-type="float" office:value="1">
            <text:p>1</text:p>
          </table:table-cell>
          <table:table-cell table:formula="of:=IF([.K25]=1;[.$D25]/SUM([.$E25];[.$I25];[.$K25];[.$G25];[.$M25]);0)" office:value-type="currency" office:currency="EUR" office:value="39.032">
            <text:p>39,03 €</text:p>
          </table:table-cell>
          <table:table-cell office:value-type="float" office:value="1">
            <text:p>1</text:p>
          </table:table-cell>
          <table:table-cell table:formula="of:=IF([.M25]=1;[.$D25]/SUM([.$E25];[.$I25];[.$K25];[.$G25];[.$M25]);0)" office:value-type="currency" office:currency="EUR" office:value="39.032">
            <text:p>39,03 €</text:p>
          </table:table-cell>
        </table:table-row>
        <table:table-row table:style-name="ro2">
          <table:table-cell table:formula="of:=[.A25]+1" office:value-type="float" office:value="24">
            <text:p>24</text:p>
          </table:table-cell>
          <table:table-cell table:style-name="ce11" office:value-type="date" office:date-value="2013-02-11">
            <text:p>11.02.13</text:p>
          </table:table-cell>
          <table:table-cell office:value-type="string">
            <text:p>Sandstrahlen</text:p>
          </table:table-cell>
          <table:table-cell table:style-name="ce13" office:value-type="currency" office:currency="EUR" office:value="20">
            <text:p>20,00 €</text:p>
          </table:table-cell>
          <table:table-cell office:value-type="float" office:value="1">
            <text:p>1</text:p>
          </table:table-cell>
          <table:table-cell table:formula="of:=IF([.E26]=1;[.$D26]/SUM([.$E26];[.$I26];[.$K26];[.$G26];[.$M26]);0)" office:value-type="currency" office:currency="EUR" office:value="10">
            <text:p>10,00 €</text:p>
          </table:table-cell>
          <table:table-cell office:value-type="float" office:value="0">
            <text:p>0</text:p>
          </table:table-cell>
          <table:table-cell table:formula="of:=IF([.G26]=1;[.$D26]/SUM([.$E26];[.$I26];[.$K26];[.$G26];[.$M26])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I26]=1;[.$D26]/SUM([.$E26];[.$I26];[.$K26];[.$G26];[.$M26]);0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K26]=1;[.$D26]/SUM([.$E26];[.$I26];[.$K26];[.$G26];[.$M26]);0)" office:value-type="currency" office:currency="EUR" office:value="10">
            <text:p>10,00 €</text:p>
          </table:table-cell>
          <table:table-cell office:value-type="float" office:value="0">
            <text:p>0</text:p>
          </table:table-cell>
          <table:table-cell table:formula="of:=IF([.M26]=1;[.$D26]/SUM([.$E26];[.$I26];[.$K26];[.$G26];[.$M26]);0)" office:value-type="float" office:value="0">
            <text:p>0</text:p>
          </table:table-cell>
        </table:table-row>
        <table:table-row table:style-name="ro4">
          <table:table-cell table:formula="of:=[.A26]+1" office:value-type="float" office:value="25">
            <text:p>25</text:p>
          </table:table-cell>
          <table:table-cell table:style-name="ce11" office:value-type="date" office:date-value="2013-03-07">
            <text:p>07.03.13</text:p>
          </table:table-cell>
          <table:table-cell office:value-type="string">
            <text:p>Eloxieren</text:p>
          </table:table-cell>
          <table:table-cell table:style-name="ce13" office:value-type="currency" office:currency="EUR" office:value="110">
            <text:p>110,00 €</text:p>
          </table:table-cell>
          <table:table-cell office:value-type="float" office:value="1">
            <text:p>1</text:p>
          </table:table-cell>
          <table:table-cell table:formula="of:=IF([.E27]=1;[.$D27]/SUM([.$E27];[.$I27];[.$K27];[.$G27];[.$M27]);0)" office:value-type="currency" office:currency="EUR" office:value="27.5">
            <text:p>27,50 €</text:p>
          </table:table-cell>
          <table:table-cell office:value-type="float" office:value="1">
            <text:p>1</text:p>
          </table:table-cell>
          <table:table-cell table:formula="of:=IF([.G27]=1;[.$D27]/SUM([.$E27];[.$I27];[.$K27];[.$G27];[.$M27]);0)" office:value-type="currency" office:currency="EUR" office:value="27.5">
            <text:p>27,50 €</text:p>
          </table:table-cell>
          <table:table-cell office:value-type="float" office:value="0">
            <text:p>0</text:p>
          </table:table-cell>
          <table:table-cell table:formula="of:=IF([.I27]=1;[.$D27]/SUM([.$E27];[.$I27];[.$K27];[.$G27];[.$M27]);0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K27]=1;[.$D27]/SUM([.$E27];[.$I27];[.$K27];[.$G27];[.$M27]);0)" office:value-type="currency" office:currency="EUR" office:value="27.5">
            <text:p>27,50 €</text:p>
          </table:table-cell>
          <table:table-cell office:value-type="float" office:value="1">
            <text:p>1</text:p>
          </table:table-cell>
          <table:table-cell table:formula="of:=IF([.M27]=1;[.$D27]/SUM([.$E27];[.$I27];[.$K27];[.$G27];[.$M27]);0)" office:value-type="currency" office:currency="EUR" office:value="27.5">
            <text:p>27,50 €</text:p>
          </table:table-cell>
        </table:table-row>
        <table:table-row table:style-name="ro2">
          <table:table-cell table:formula="of:=[.A27]+1" office:value-type="float" office:value="26">
            <text:p>26</text:p>
          </table:table-cell>
          <table:table-cell table:style-name="ce11" office:value-type="date" office:date-value="2013-03-22">
            <text:p>22.03.13</text:p>
          </table:table-cell>
          <table:table-cell office:value-type="string">
            <text:p>Wasserdichte Stecker </text:p>
          </table:table-cell>
          <table:table-cell table:style-name="ce13" office:value-type="currency" office:currency="EUR" office:value="9.18">
            <text:p>9,18 €</text:p>
          </table:table-cell>
          <table:table-cell office:value-type="float" office:value="1">
            <text:p>1</text:p>
          </table:table-cell>
          <table:table-cell table:formula="of:=IF([.E28]=1;[.$D28]/SUM([.$E28];[.$I28];[.$K28];[.$G28];[.$M28]);0)" office:value-type="currency" office:currency="EUR" office:value="1.836">
            <text:p>1,84 €</text:p>
          </table:table-cell>
          <table:table-cell office:value-type="float" office:value="1">
            <text:p>1</text:p>
          </table:table-cell>
          <table:table-cell table:formula="of:=IF([.G28]=1;[.$D28]/SUM([.$E28];[.$I28];[.$K28];[.$G28];[.$M28]);0)" office:value-type="currency" office:currency="EUR" office:value="1.836">
            <text:p>1,84 €</text:p>
          </table:table-cell>
          <table:table-cell office:value-type="float" office:value="1">
            <text:p>1</text:p>
          </table:table-cell>
          <table:table-cell table:formula="of:=IF([.I28]=1;[.$D28]/SUM([.$E28];[.$I28];[.$K28];[.$G28];[.$M28]);0)" office:value-type="currency" office:currency="EUR" office:value="1.836">
            <text:p>1,84 €</text:p>
          </table:table-cell>
          <table:table-cell office:value-type="float" office:value="1">
            <text:p>1</text:p>
          </table:table-cell>
          <table:table-cell table:formula="of:=IF([.K28]=1;[.$D28]/SUM([.$E28];[.$I28];[.$K28];[.$G28];[.$M28]);0)" office:value-type="currency" office:currency="EUR" office:value="1.836">
            <text:p>1,84 €</text:p>
          </table:table-cell>
          <table:table-cell office:value-type="float" office:value="1">
            <text:p>1</text:p>
          </table:table-cell>
          <table:table-cell table:formula="of:=IF([.M28]=1;[.$D28]/SUM([.$E28];[.$I28];[.$K28];[.$G28];[.$M28]);0)" office:value-type="currency" office:currency="EUR" office:value="1.836">
            <text:p>1,84 €</text:p>
          </table:table-cell>
        </table:table-row>
        <table:table-row table:style-name="ro4">
          <table:table-cell table:formula="of:=[.A28]+1" office:value-type="float" office:value="27">
            <text:p>27</text:p>
          </table:table-cell>
          <table:table-cell table:style-name="ce11" office:value-type="date" office:date-value="2013-01-08">
            <text:p>08.01.13</text:p>
          </table:table-cell>
          <table:table-cell office:value-type="string">
            <text:p>Kosohalter</text:p>
          </table:table-cell>
          <table:table-cell table:style-name="ce13" office:value-type="currency" office:currency="EUR" office:value="34.15">
            <text:p>34,15 €</text:p>
          </table:table-cell>
          <table:table-cell office:value-type="float" office:value="0">
            <text:p>0</text:p>
          </table:table-cell>
          <table:table-cell table:formula="of:=IF([.E29]=1;[.$D29]/SUM([.$E29];[.$I29];[.$K29];[.$G29];[.$M29])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G29]=1;[.$D29]/SUM([.$E29];[.$I29];[.$K29];[.$G29];[.$M29])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I29]=1;[.$D29]/SUM([.$E29];[.$I29];[.$K29];[.$G29];[.$M29]);0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K29]=1;[.$D29]/SUM([.$E29];[.$I29];[.$K29];[.$G29];[.$M29]);0)" office:value-type="currency" office:currency="EUR" office:value="17.075">
            <text:p>17,08 €</text:p>
          </table:table-cell>
          <table:table-cell office:value-type="float" office:value="1">
            <text:p>1</text:p>
          </table:table-cell>
          <table:table-cell table:formula="of:=IF([.M29]=1;[.$D29]/SUM([.$E29];[.$I29];[.$K29];[.$G29];[.$M29]);0)" office:value-type="currency" office:currency="EUR" office:value="17.075">
            <text:p>17,08 €</text:p>
          </table:table-cell>
        </table:table-row>
        <table:table-row table:style-name="ro2">
          <table:table-cell table:formula="of:=[.A29]+1" office:value-type="float" office:value="28">
            <text:p>28</text:p>
          </table:table-cell>
          <table:table-cell table:style-name="ce11" office:value-type="string">
            <text:p>??</text:p>
          </table:table-cell>
          <table:table-cell office:value-type="string">
            <text:p>2. Gehäuse</text:p>
          </table:table-cell>
          <table:table-cell table:style-name="ce13" office:value-type="currency" office:currency="EUR" office:value="45">
            <text:p>45,00 €</text:p>
          </table:table-cell>
          <table:table-cell office:value-type="float" office:value="1">
            <text:p>1</text:p>
          </table:table-cell>
          <table:table-cell table:formula="of:=IF([.E30]=1;[.$D30]/SUM([.$E30];[.$I30];[.$K30];[.$G30];[.$M30]);0)" office:value-type="currency" office:currency="EUR" office:value="45">
            <text:p>45,00 €</text:p>
          </table:table-cell>
          <table:table-cell office:value-type="float" office:value="0">
            <text:p>0</text:p>
          </table:table-cell>
          <table:table-cell table:formula="of:=IF([.G30]=1;[.$D30]/SUM([.$E30];[.$I30];[.$K30];[.$G30];[.$M30])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I30]=1;[.$D30]/SUM([.$E30];[.$I30];[.$K30];[.$G30];[.$M30])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K30]=1;[.$D30]/SUM([.$E30];[.$I30];[.$K30];[.$G30];[.$M30])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M30]=1;[.$D30]/SUM([.$E30];[.$I30];[.$K30];[.$G30];[.$M30]);0)" office:value-type="float" office:value="0">
            <text:p>0</text:p>
          </table:table-cell>
        </table:table-row>
        <table:table-row table:style-name="ro2">
          <table:table-cell table:formula="of:=[.A30]+1" office:value-type="float" office:value="29">
            <text:p>29</text:p>
          </table:table-cell>
          <table:table-cell table:number-columns-repeated="2"/>
          <table:table-cell table:style-name="ce13"/>
          <table:table-cell office:value-type="float" office:value="0">
            <text:p>0</text:p>
          </table:table-cell>
          <table:table-cell table:formula="of:=IF([.E31]=1;[.$D31]/SUM([.$E31];[.$I31];[.$K31];[.$G31];[.$M31])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G31]=1;[.$D31]/SUM([.$E31];[.$I31];[.$K31];[.$G31];[.$M31])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I31]=1;[.$D31]/SUM([.$E31];[.$I31];[.$K31];[.$G31];[.$M31])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K31]=1;[.$D31]/SUM([.$E31];[.$I31];[.$K31];[.$G31];[.$M31])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M31]=1;[.$D31]/SUM([.$E31];[.$I31];[.$K31];[.$G31];[.$M31]);0)" office:value-type="float" office:value="0">
            <text:p>0</text:p>
          </table:table-cell>
        </table:table-row>
        <table:table-row table:style-name="ro2">
          <table:table-cell table:formula="of:=[.A31]+1" office:value-type="float" office:value="30">
            <text:p>30</text:p>
          </table:table-cell>
          <table:table-cell/>
          <table:table-cell office:value-type="string">
            <text:p>Honda Stecker</text:p>
          </table:table-cell>
          <table:table-cell table:style-name="ce13" office:value-type="currency" office:currency="EUR" office:value="61.3">
            <text:p>61,30 €</text:p>
          </table:table-cell>
          <table:table-cell office:value-type="float" office:value="1">
            <text:p>1</text:p>
          </table:table-cell>
          <table:table-cell table:formula="of:=IF([.E32]=1;[.$D32]/SUM([.$E32];[.$I32];[.$K32];[.$G32];[.$M32]);0)" office:value-type="currency" office:currency="EUR" office:value="20.4333333333333">
            <text:p>20,43 €</text:p>
          </table:table-cell>
          <table:table-cell office:value-type="float" office:value="0">
            <text:p>0</text:p>
          </table:table-cell>
          <table:table-cell table:formula="of:=IF([.G32]=1;[.$D32]/SUM([.$E32];[.$I32];[.$K32];[.$G32];[.$M32]);0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I32]=1;[.$D32]/SUM([.$E32];[.$I32];[.$K32];[.$G32];[.$M32]);0)" office:value-type="currency" office:currency="EUR" office:value="20.4333333333333">
            <text:p>20,43 €</text:p>
          </table:table-cell>
          <table:table-cell office:value-type="float" office:value="1">
            <text:p>1</text:p>
          </table:table-cell>
          <table:table-cell table:formula="of:=IF([.K32]=1;[.$D32]/SUM([.$E32];[.$I32];[.$K32];[.$G32];[.$M32]);0)" office:value-type="currency" office:currency="EUR" office:value="20.4333333333333">
            <text:p>20,43 €</text:p>
          </table:table-cell>
          <table:table-cell office:value-type="float" office:value="0">
            <text:p>0</text:p>
          </table:table-cell>
          <table:table-cell table:formula="of:=IF([.M32]=1;[.$D32]/SUM([.$E32];[.$I32];[.$K32];[.$G32];[.$M32]);0)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style-name="ce16"/>
          <table:table-cell/>
          <table:table-cell table:style-name="ce16"/>
          <table:table-cell table:number-columns-repeated="3"/>
          <table:table-cell table:style-name="ce16"/>
          <table:table-cell/>
          <table:table-cell table:style-name="ce16"/>
        </table:table-row>
        <table:table-row table:style-name="ro2">
          <table:table-cell table:style-name="ce10" office:value-type="string">
            <text:p>Summe</text:p>
          </table:table-cell>
          <table:table-cell table:style-name="ce10"/>
          <table:table-cell table:style-name="ce12"/>
          <table:table-cell table:style-name="ce14" table:formula="of:=SUM([.D2:.D32])" office:value-type="currency" office:currency="EUR" office:value="2369.68">
            <text:p>2.369,68 €</text:p>
          </table:table-cell>
          <table:table-cell table:style-name="ce12"/>
          <table:table-cell table:style-name="ce16" table:formula="of:=SUM([.F2:.F32])" office:value-type="currency" office:currency="EUR" office:value="522.964333333333">
            <text:p>522,96 €</text:p>
          </table:table-cell>
          <table:table-cell table:style-name="ce12"/>
          <table:table-cell table:style-name="ce16" table:formula="of:=SUM([.H2:.H32])" office:value-type="currency" office:currency="EUR" office:value="447.531">
            <text:p>447,53 €</text:p>
          </table:table-cell>
          <table:table-cell table:style-name="ce12"/>
          <table:table-cell table:style-name="ce16" table:formula="of:=SUM([.J2:.J32])" office:value-type="currency" office:currency="EUR" office:value="439.539333333333">
            <text:p>439,54 €</text:p>
          </table:table-cell>
          <table:table-cell table:style-name="ce12"/>
          <table:table-cell table:style-name="ce16" table:formula="of:=SUM([.L2:.L32])" office:value-type="currency" office:currency="EUR" office:value="495.039333333333">
            <text:p>495,04 €</text:p>
          </table:table-cell>
          <table:table-cell table:style-name="ce12"/>
          <table:table-cell table:style-name="ce16" table:formula="of:=SUM([.N2:.N32])" office:value-type="currency" office:currency="EUR" office:value="464.606">
            <text:p>464,61 €</text:p>
          </table:table-cell>
        </table:table-row>
        <table:table-row table:style-name="ro2">
          <table:table-cell table:style-name="ce10" office:value-type="string">
            <text:p>Gezahlt</text:p>
          </table:table-cell>
          <table:table-cell table:style-name="ce10"/>
          <table:table-cell table:style-name="ce12"/>
          <table:table-cell table:style-name="ce14"/>
          <table:table-cell/>
          <table:table-cell table:style-name="ce17" office:value-type="currency" office:currency="EUR" office:value="250">
            <text:p>250,00 €</text:p>
          </table:table-cell>
          <table:table-cell/>
          <table:table-cell table:style-name="ce17" office:value-type="currency" office:currency="EUR" office:value="400">
            <text:p>400,00 €</text:p>
          </table:table-cell>
          <table:table-cell/>
          <table:table-cell table:style-name="ce17" office:value-type="currency" office:currency="EUR" office:value="400">
            <text:p>400,00 €</text:p>
          </table:table-cell>
          <table:table-cell/>
          <table:table-cell table:style-name="ce17" office:value-type="currency" office:currency="EUR" office:value="250">
            <text:p>250,00 €</text:p>
          </table:table-cell>
          <table:table-cell/>
          <table:table-cell table:style-name="ce17" office:value-type="currency" office:currency="EUR" office:value="999.99">
            <text:p>999,99 €</text:p>
          </table:table-cell>
        </table:table-row>
        <table:table-row table:style-name="ro2">
          <table:table-cell table:number-columns-repeated="5"/>
          <table:table-cell table:style-name="ce16" table:formula="of:=[.F34]-[.F35]" office:value-type="currency" office:currency="EUR" office:value="272.964333333333">
            <text:p>272,96 €</text:p>
          </table:table-cell>
          <table:table-cell/>
          <table:table-cell table:style-name="ce16" table:formula="of:=[.H34]-[.H35]" office:value-type="currency" office:currency="EUR" office:value="47.5309999999999">
            <text:p>47,53 €</text:p>
          </table:table-cell>
          <table:table-cell/>
          <table:table-cell table:style-name="ce16" table:formula="of:=[.J34]-[.J35]" office:value-type="currency" office:currency="EUR" office:value="39.5393333333332">
            <text:p>39,54 €</text:p>
          </table:table-cell>
          <table:table-cell/>
          <table:table-cell table:style-name="ce16" table:formula="of:=[.L34]-[.L35]" office:value-type="currency" office:currency="EUR" office:value="245.039333333333">
            <text:p>245,04 €</text:p>
          </table:table-cell>
          <table:table-cell/>
          <table:table-cell table:style-name="ce16" table:formula="of:=[.N34]-[.N35]" office:value-type="currency" office:currency="EUR" office:value="-535.384">
            <text:p>-535,38 €</text:p>
          </table:table-cell>
        </table:table-row>
        <table:table-row table:style-name="ro2" table:number-rows-repeated="2">
          <table:table-cell table:number-columns-repeated="8"/>
          <table:table-cell table:style-name="ce18"/>
          <table:table-cell table:number-columns-repeated="5"/>
        </table:table-row>
        <table:table-row table:style-name="ro2" table:number-rows-repeated="1048537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Tabelle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6">00.00.0000</text:date>, <text:time style:data-style-name="N2" text:time-value="0000-00-00T16:34:43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lja Windeler</meta:initial-creator>
    <meta:creation-date>2012-09-01T11:33:23</meta:creation-date>
    <dc:date>2013-03-26T16:35:51</dc:date>
    <dc:creator>Kolja Windeler</dc:creator>
    <meta:editing-duration>P1DT11H5M21S</meta:editing-duration>
    <meta:editing-cycles>37</meta:editing-cycles>
    <meta:generator>LibreOffice/3.6$Linux_X86_64 LibreOffice_project/360m1$Build-2</meta:generator>
    <meta:document-statistic meta:table-count="3" meta:cell-count="528" meta:object-count="0"/>
  </office:meta>
</office:document-meta>
</file>